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613df" officeooo:paragraph-rsid="000613df"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613df" officeooo:paragraph-rsid="000613df" style:font-size-asian="10.5pt" style:font-weight-asian="normal" style:font-size-complex="12pt" style:font-weight-complex="normal"/>
    </style:style>
    <style:style style:name="T1" style:family="text">
      <style:text-properties fo:font-weight="bold"/>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06617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WAMP</text:span> est un <text:a xlink:type="simple" xlink:href="https://fr.wikipedia.org/wiki/Acronymie" text:style-name="Internet_20_link" text:visited-style-name="Visited_20_Internet_20_Link">acronyme</text:a> <text:a xlink:type="simple" xlink:href="https://fr.wikipedia.org/wiki/Informatique" text:style-name="Internet_20_link" text:visited-style-name="Visited_20_Internet_20_Link">informatique</text:a> signifiant :</text:p>
      <text:list xml:id="list3153658512" text:style-name="L1">
        <text:list-item>
          <text:p text:style-name="P3">« <text:a xlink:type="simple" xlink:href="https://fr.wikipedia.org/wiki/Microsoft_Windows" text:style-name="Internet_20_link" text:visited-style-name="Visited_20_Internet_20_Link"><text:span text:style-name="T1">W</text:span></text:a><text:a xlink:type="simple" xlink:href="https://fr.wikipedia.org/wiki/Microsoft_Windows" text:style-name="Internet_20_link" text:visited-style-name="Visited_20_Internet_20_Link">indows</text:a> » </text:p>
        </text:list-item>
        <text:list-item>
          <text:p text:style-name="P3">« <text:a xlink:type="simple" xlink:href="https://fr.wikipedia.org/wiki/Apache_HTTP_Server" text:style-name="Internet_20_link" text:visited-style-name="Visited_20_Internet_20_Link"><text:span text:style-name="T1">A</text:span></text:a><text:a xlink:type="simple" xlink:href="https://fr.wikipedia.org/wiki/Apache_HTTP_Server" text:style-name="Internet_20_link" text:visited-style-name="Visited_20_Internet_20_Link">pache</text:a> » </text:p>
        </text:list-item>
        <text:list-item>
          <text:p text:style-name="P3">« <text:a xlink:type="simple" xlink:href="https://fr.wikipedia.org/wiki/MySQL" text:style-name="Internet_20_link" text:visited-style-name="Visited_20_Internet_20_Link"><text:span text:style-name="T1">M</text:span></text:a><text:a xlink:type="simple" xlink:href="https://fr.wikipedia.org/wiki/MySQL" text:style-name="Internet_20_link" text:visited-style-name="Visited_20_Internet_20_Link">ySQL</text:a> » </text:p>
        </text:list-item>
        <text:list-item>
          <text:p text:style-name="P1">« <text:a xlink:type="simple" xlink:href="https://fr.wikipedia.org/wiki/PHP:_Hypertext_Preprocessor" text:style-name="Internet_20_link" text:visited-style-name="Visited_20_Internet_20_Link"><text:span text:style-name="T1">P</text:span></text:a><text:a xlink:type="simple" xlink:href="https://fr.wikipedia.org/wiki/PHP:_Hypertext_Preprocessor" text:style-name="Internet_20_link" text:visited-style-name="Visited_20_Internet_20_Link">HP</text:a> » dans la majorité des cas mais aussi parfois, « <text:a xlink:type="simple" xlink:href="https://fr.wikipedia.org/wiki/Perl_(langage)" text:style-name="Internet_20_link" text:visited-style-name="Visited_20_Internet_20_Link"><text:span text:style-name="T1">P</text:span></text:a><text:a xlink:type="simple" xlink:href="https://fr.wikipedia.org/wiki/Perl_(langage)" text:style-name="Internet_20_link" text:visited-style-name="Visited_20_Internet_20_Link">erl</text:a> », ou « <text:a xlink:type="simple" xlink:href="https://fr.wikipedia.org/wiki/Python_(langage)" text:style-name="Internet_20_link" text:visited-style-name="Visited_20_Internet_20_Link"><text:span text:style-name="T1">P</text:span></text:a><text:a xlink:type="simple" xlink:href="https://fr.wikipedia.org/wiki/Python_(langage)" text:style-name="Internet_20_link" text:visited-style-name="Visited_20_Internet_20_Link">ython</text:a> ». </text:p>
        </text:list-item>
      </text:list>
      <text:p text:style-name="Standard"/>
      <text:p text:style-name="Text_20_body">Les rôles de ces quatre composants sont les suivants :</text:p>
      <text:list xml:id="list444510169" text:style-name="L2">
        <text:list-item>
          <text:p text:style-name="P4"><text:a xlink:type="simple" xlink:href="https://fr.wikipedia.org/wiki/Apache_HTTP_Server" text:style-name="Internet_20_link" text:visited-style-name="Visited_20_Internet_20_Link">Apache</text:a> est le serveur web « frontal » : il est « devant » tous les autres et répond directement aux requêtes du <text:a xlink:type="simple" xlink:href="https://fr.wikipedia.org/wiki/Client-serveur" text:style-name="Internet_20_link" text:visited-style-name="Visited_20_Internet_20_Link">client</text:a> web (navigateur) ; </text:p>
        </text:list-item>
        <text:list-item>
          <text:p text:style-name="P4">Le langage de script <text:a xlink:type="simple" xlink:href="https://fr.wikipedia.org/wiki/PHP:_Hypertext_Preprocessor" text:style-name="Internet_20_link" text:visited-style-name="Visited_20_Internet_20_Link">PHP</text:a> sert la logique ; </text:p>
        </text:list-item>
        <text:list-item>
          <text:p text:style-name="P4"><text:a xlink:type="simple" xlink:href="https://fr.wikipedia.org/wiki/MySQL" text:style-name="Internet_20_link" text:visited-style-name="Visited_20_Internet_20_Link">MySQL</text:a> stocke toutes les données de l'application ; </text:p>
        </text:list-item>
        <text:list-item>
          <text:p text:style-name="P2"><text:a xlink:type="simple" xlink:href="https://fr.wikipedia.org/wiki/Microsoft_Windows" text:style-name="Internet_20_link" text:visited-style-name="Visited_20_Internet_20_Link">Windows</text:a> assure l'attribution des ressources à ces trois composants. </text:p>
        </text:list-item>
      </text:list>
      <text:p text:style-name="Standard"/>
      <text:p text:style-name="Standard"/>
      <text:p text:style-name="Standard"/>
      <text:p text:style-name="Standard"/>
      <text:p text:style-name="P5">MySQL</text:p>
      <text:p text:style-name="P5"/>
      <text:p text:style-name="P6">Les bases de données informatiques (ensemble de données stockées sur un support informatique) permettent le traitement de données en grande quantité. Afin de les gérer, il existe plusieurs systèmes de gestion, abrégés <text:span text:style-name="T2">S</text:span>ystème de <text:span text:style-name="T2">G</text:span>estion de <text:span text:style-name="T2">B</text:span>ase de <text:span text:style-name="T2">D</text:span>onnées <text:span text:style-name="T2">R</text:span>elationnelles. L’un des plus connus est mySQL.</text:p>
      <text:p text:style-name="P6">MySQL utilise le langage <text:span text:style-name="T2">S</text:span>tructured <text:span text:style-name="T2">Q</text:span>uery <text:span text:style-name="T2">L</text:span>anguage, langage de programmation créé spécialement pour l’exploitation de BdD (ajout, recherche, modification, suppression…).</text:p>
      <text:p text:style-name="P6"/>
      <text:p text:style-name="P6">Les BdD se trouvent, en règle générale, sur un serveur qu’il faudra contacter afin d<text:span text:style-name="T3">e la </text:span>manipuler <text:span text:style-name="T3">et finalement l’afficher côté client. C’est le rôle de MySQ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cm" fo:margin-right="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0:10:05.836000000</meta:creation-date>
    <dc:date>2017-12-15T16:32:29.160000000</dc:date>
    <meta:editing-duration>PT5H21M42S</meta:editing-duration>
    <meta:editing-cycles>1</meta:editing-cycles>
    <meta:document-statistic meta:table-count="0" meta:image-count="0" meta:object-count="0" meta:page-count="1" meta:paragraph-count="14" meta:word-count="199" meta:character-count="1156" meta:non-whitespace-character-count="971"/>
    <meta:generator>LibreOffice/5.4.1.2$Windows_X86_64 LibreOffice_project/ea7cb86e6eeb2bf3a5af73a8f7777ac570321527</meta:generator>
  </office:meta>
</office:document-meta>
</file>